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Narrow"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Narrow" fo:font-size="16pt" style:text-underline-style="none" fo:font-weight="normal" style:font-size-asian="16pt" style:font-weight-asian="normal" style:font-size-complex="16pt" style:font-weight-complex="normal"/>
    </style:style>
    <style:style style:name="P3" style:family="paragraph" style:parent-style-name="Standard">
      <style:paragraph-properties fo:text-align="center" style:justify-single-word="false"/>
      <style:text-properties style:font-name="Arial Narrow" fo:font-size="10pt" style:text-underline-style="solid" style:text-underline-width="auto" style:text-underline-color="font-color" fo:font-weight="normal" style:font-size-asian="10pt" style:font-weight-asian="normal" style:font-size-complex="10pt" style:font-weight-complex="normal"/>
    </style:style>
    <style:style style:name="T1" style:family="text">
      <style:text-properties fo:font-size="14pt" style:font-size-asian="14pt" style:font-size-complex="14pt"/>
    </style:style>
    <style:style style:name="T2" style:family="text">
      <style:text-properties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araison de résultats lors d'une recherche avec Google ou ChatGpt :</text:p>
      <text:p text:style-name="P3"/>
      <text:p text:style-name="P2"><text:tab/><text:span text:style-name="T2">La recherche sur Google est pour moi la première à effectuer car la réponse apportée peut être plus complète, aller plus loin dans les explications techniques qu'un humain puisse fournir. Les forums comme stackoverflow apportent une aide en s'appuyant sur des expériences humaines qu'un IAG ne pourra jamais égaler, à mon avis. En revanche, les LLM peuvent souvent être très efficaces pour résumer et expliquer des concepts techniques pouvant être parfois flous, comme dans la capture d'écran où l'IAG nous donne un tableau très clair des cas d'utilisation des deux méthodes. Attention néanmoins aux réponses apportées par l'IA car elles peuvent contenir des hallucinations, des erreurs ou des information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ultier patrice</meta:initial-creator>
    <meta:creation-date>2025-10-09T10:15:41.91</meta:creation-date>
    <dc:date>2025-10-09T10:27:35.75</dc:date>
    <dc:creator>gaultier patrice</dc:creator>
    <meta:editing-duration>PT11M54S</meta:editing-duration>
    <meta:editing-cycles>2</meta:editing-cycles>
    <meta:generator>OpenOffice/4.1.13$Win32 OpenOffice.org_project/4113m1$Build-9810</meta:generator>
    <meta:document-statistic meta:table-count="0" meta:image-count="0" meta:object-count="0" meta:page-count="1" meta:paragraph-count="2" meta:word-count="121" meta:character-count="788"/>
  </office:meta>
</office:document-meta>
</file>